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73cm" svg:height="16.601cm" svg:x="27.644cm" svg:y="2.178cm">
            <draw:object draw:notify-on-update-of-ranges="Sheet1.C2:Sheet1.C2 Sheet1.C3:Sheet1.C52 Sheet1.B3:Sheet1.B52 Sheet1.H2:Sheet1.H2 Sheet1.H52:Sheet1.H52 Sheet1.F3:Sheet1.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LMOST</text:p>
          </table:table-cell>
          <table:table-cell table:number-columns-repeated="3"/>
          <table:table-cell table:style-name="Default"/>
          <table:table-cell office:value-type="string" calcext:value-type="string">
            <text:p>MILONGA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style-name="ce1" office:value-type="float" office:value="0.02" calcext:value-type="float">
            <text:p>2.00000E-02</text:p>
          </table:table-cell>
          <table:table-cell table:formula="of:=[.A3]*100" office:value-type="float" office:value="2" calcext:value-type="float">
            <text:p>2.00000E+00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2" calcext:value-type="float">
            <text:p>2.00000E+00</text:p>
          </table:table-cell>
          <table:table-cell office:value-type="float" office:value="0.0493318" calcext:value-type="float">
            <text:p>4.93318E-02</text:p>
          </table:table-cell>
          <table:table-cell table:formula="of:=[.G3]/[.$G$54]" office:value-type="float" office:value="0.00098663588949678" calcext:value-type="float">
            <text:p>9.86636E-04</text:p>
          </table:table-cell>
          <table:table-cell/>
          <table:table-cell table:formula="of:=100*([.H3]-[.C3])/[.H3]" office:value-type="float" office:value="-92.2432601724438" calcext:value-type="float">
            <text:p>-92.2432601724438</text:p>
          </table:table-cell>
        </table:table-row>
        <table:table-row table:style-name="ro1">
          <table:table-cell table:style-name="ce1" office:value-type="float" office:value="0.06" calcext:value-type="float">
            <text:p>6.00000E-02</text:p>
          </table:table-cell>
          <table:table-cell table:formula="of:=[.A4]*100" office:value-type="float" office:value="6" calcext:value-type="float">
            <text:p>6.00000E+00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6" calcext:value-type="float">
            <text:p>6.00000E+00</text:p>
          </table:table-cell>
          <table:table-cell office:value-type="float" office:value="0.147801" calcext:value-type="float">
            <text:p>1.47801E-01</text:p>
          </table:table-cell>
          <table:table-cell table:formula="of:=[.G4]/[.$G$54]" office:value-type="float" office:value="0.0029560196689258" calcext:value-type="float">
            <text:p>2.95602E-03</text:p>
          </table:table-cell>
          <table:table-cell/>
          <table:table-cell table:formula="of:=100*([.H4]-[.C4])/[.H4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0.1" calcext:value-type="float">
            <text:p>1.00000E-01</text:p>
          </table:table-cell>
          <table:table-cell table:formula="of:=[.A5]*100" office:value-type="float" office:value="10" calcext:value-type="float">
            <text:p>1.00000E+01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0" calcext:value-type="float">
            <text:p>1.00000E+01</text:p>
          </table:table-cell>
          <table:table-cell office:value-type="float" office:value="0.245686" calcext:value-type="float">
            <text:p>2.45686E-01</text:p>
          </table:table-cell>
          <table:table-cell table:formula="of:=[.G5]/[.$G$54]" office:value-type="float" office:value="0.00491371944966342" calcext:value-type="float">
            <text:p>4.91372E-03</text:p>
          </table:table-cell>
          <table:table-cell/>
          <table:table-cell table:formula="of:=100*([.H5]-[.C5])/[.H5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0.14" calcext:value-type="float">
            <text:p>1.40000E-01</text:p>
          </table:table-cell>
          <table:table-cell table:formula="of:=[.A6]*100" office:value-type="float" office:value="14" calcext:value-type="float">
            <text:p>1.40000E+01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4" calcext:value-type="float">
            <text:p>1.40000E+01</text:p>
          </table:table-cell>
          <table:table-cell office:value-type="float" office:value="0.342602" calcext:value-type="float">
            <text:p>3.42602E-01</text:p>
          </table:table-cell>
          <table:table-cell table:formula="of:=[.G6]/[.$G$54]" office:value-type="float" office:value="0.00685203923257161" calcext:value-type="float">
            <text:p>6.85204E-03</text:p>
          </table:table-cell>
          <table:table-cell/>
          <table:table-cell table:formula="of:=100*([.H6]-[.C6])/[.H6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0.18" calcext:value-type="float">
            <text:p>1.80000E-01</text:p>
          </table:table-cell>
          <table:table-cell table:formula="of:=[.A7]*100" office:value-type="float" office:value="18" calcext:value-type="float">
            <text:p>1.80000E+01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" calcext:value-type="float">
            <text:p>1.80000E+01</text:p>
          </table:table-cell>
          <table:table-cell office:value-type="float" office:value="0.438166" calcext:value-type="float">
            <text:p>4.38166E-01</text:p>
          </table:table-cell>
          <table:table-cell table:formula="of:=[.G7]/[.$G$54]" office:value-type="float" office:value="0.00876331901850827" calcext:value-type="float">
            <text:p>8.76332E-03</text:p>
          </table:table-cell>
          <table:table-cell/>
          <table:table-cell table:formula="of:=100*([.H7]-[.C7])/[.H7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0.22" calcext:value-type="float">
            <text:p>2.20000E-01</text:p>
          </table:table-cell>
          <table:table-cell table:formula="of:=[.A8]*100" office:value-type="float" office:value="22" calcext:value-type="float">
            <text:p>2.20000E+01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22" calcext:value-type="float">
            <text:p>2.20000E+01</text:p>
          </table:table-cell>
          <table:table-cell office:value-type="float" office:value="0.532001" calcext:value-type="float">
            <text:p>5.32001E-01</text:p>
          </table:table-cell>
          <table:table-cell table:formula="of:=[.G8]/[.$G$54]" office:value-type="float" office:value="0.0106400188083179" calcext:value-type="float">
            <text:p>1.06400E-02</text:p>
          </table:table-cell>
          <table:table-cell/>
          <table:table-cell table:formula="of:=100*([.H8]-[.C8])/[.H8]" office:value-type="float" office:value="-4.60573614117117" calcext:value-type="float">
            <text:p>-4.60573614117117</text:p>
          </table:table-cell>
        </table:table-row>
        <table:table-row table:style-name="ro1">
          <table:table-cell table:style-name="ce1" office:value-type="float" office:value="0.26" calcext:value-type="float">
            <text:p>2.60000E-01</text:p>
          </table:table-cell>
          <table:table-cell table:formula="of:=[.A9]*100" office:value-type="float" office:value="26" calcext:value-type="float">
            <text:p>2.60000E+01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26" calcext:value-type="float">
            <text:p>2.60000E+01</text:p>
          </table:table-cell>
          <table:table-cell office:value-type="float" office:value="0.623736" calcext:value-type="float">
            <text:p>6.23736E-01</text:p>
          </table:table-cell>
          <table:table-cell table:formula="of:=[.G9]/[.$G$54]" office:value-type="float" office:value="0.0124747186028315" calcext:value-type="float">
            <text:p>1.24747E-02</text:p>
          </table:table-cell>
          <table:table-cell/>
          <table:table-cell table:formula="of:=100*([.H9]-[.C9])/[.H9]" office:value-type="float" office:value="-3.2293425606975" calcext:value-type="float">
            <text:p>-3.2293425606975</text:p>
          </table:table-cell>
        </table:table-row>
        <table:table-row table:style-name="ro1">
          <table:table-cell table:style-name="ce1" office:value-type="float" office:value="0.3" calcext:value-type="float">
            <text:p>3.00000E-01</text:p>
          </table:table-cell>
          <table:table-cell table:formula="of:=[.A10]*100" office:value-type="float" office:value="30" calcext:value-type="float">
            <text:p>3.00000E+01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30" calcext:value-type="float">
            <text:p>3.00000E+01</text:p>
          </table:table-cell>
          <table:table-cell office:value-type="float" office:value="0.71301" calcext:value-type="float">
            <text:p>7.13010E-01</text:p>
          </table:table-cell>
          <table:table-cell table:formula="of:=[.G10]/[.$G$54]" office:value-type="float" office:value="0.0142601984028578" calcext:value-type="float">
            <text:p>1.42602E-02</text:p>
          </table:table-cell>
          <table:table-cell/>
          <table:table-cell table:formula="of:=100*([.H10]-[.C10])/[.H10]" office:value-type="float" office:value="-2.21603927389182" calcext:value-type="float">
            <text:p>-2.21603927389182</text:p>
          </table:table-cell>
        </table:table-row>
        <table:table-row table:style-name="ro1">
          <table:table-cell table:style-name="ce1" office:value-type="float" office:value="0.34" calcext:value-type="float">
            <text:p>3.40000E-01</text:p>
          </table:table-cell>
          <table:table-cell table:formula="of:=[.A11]*100" office:value-type="float" office:value="34" calcext:value-type="float">
            <text:p>3.40000E+01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34" calcext:value-type="float">
            <text:p>3.40000E+01</text:p>
          </table:table-cell>
          <table:table-cell office:value-type="float" office:value="0.799469" calcext:value-type="float">
            <text:p>7.99469E-01</text:p>
          </table:table-cell>
          <table:table-cell table:formula="of:=[.G11]/[.$G$54]" office:value-type="float" office:value="0.0159893782091896" calcext:value-type="float">
            <text:p>1.59894E-02</text:p>
          </table:table-cell>
          <table:table-cell/>
          <table:table-cell table:formula="of:=100*([.H11]-[.C11])/[.H11]" office:value-type="float" office:value="-1.43952934128528" calcext:value-type="float">
            <text:p>-1.43952934128528</text:p>
          </table:table-cell>
        </table:table-row>
        <table:table-row table:style-name="ro1">
          <table:table-cell table:style-name="ce1" office:value-type="float" office:value="0.38" calcext:value-type="float">
            <text:p>3.80000E-01</text:p>
          </table:table-cell>
          <table:table-cell table:formula="of:=[.A12]*100" office:value-type="float" office:value="38" calcext:value-type="float">
            <text:p>3.80000E+01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38" calcext:value-type="float">
            <text:p>3.80000E+01</text:p>
          </table:table-cell>
          <table:table-cell office:value-type="float" office:value="0.882774" calcext:value-type="float">
            <text:p>8.82774E-01</text:p>
          </table:table-cell>
          <table:table-cell table:formula="of:=[.G12]/[.$G$54]" office:value-type="float" office:value="0.0176554780225865" calcext:value-type="float">
            <text:p>1.76555E-02</text:p>
          </table:table-cell>
          <table:table-cell/>
          <table:table-cell table:formula="of:=100*([.H12]-[.C12])/[.H12]" office:value-type="float" office:value="-0.826213695414697" calcext:value-type="float">
            <text:p>-0.826213695414697</text:p>
          </table:table-cell>
        </table:table-row>
        <table:table-row table:style-name="ro1">
          <table:table-cell table:style-name="ce1" office:value-type="float" office:value="0.42" calcext:value-type="float">
            <text:p>4.20000E-01</text:p>
          </table:table-cell>
          <table:table-cell table:formula="of:=[.A13]*100" office:value-type="float" office:value="42" calcext:value-type="float">
            <text:p>4.20000E+01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42" calcext:value-type="float">
            <text:p>4.20000E+01</text:p>
          </table:table-cell>
          <table:table-cell office:value-type="float" office:value="0.962594" calcext:value-type="float">
            <text:p>9.62594E-01</text:p>
          </table:table-cell>
          <table:table-cell table:formula="of:=[.G13]/[.$G$54]" office:value-type="float" office:value="0.0192518778437897" calcext:value-type="float">
            <text:p>1.92519E-02</text:p>
          </table:table-cell>
          <table:table-cell/>
          <table:table-cell table:formula="of:=100*([.H13]-[.C13])/[.H13]" office:value-type="float" office:value="-0.331043842722481" calcext:value-type="float">
            <text:p>-0.331043842722481</text:p>
          </table:table-cell>
        </table:table-row>
        <table:table-row table:style-name="ro1">
          <table:table-cell table:style-name="ce1" office:value-type="float" office:value="0.46" calcext:value-type="float">
            <text:p>4.60000E-01</text:p>
          </table:table-cell>
          <table:table-cell table:formula="of:=[.A14]*100" office:value-type="float" office:value="46" calcext:value-type="float">
            <text:p>4.60000E+01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46" calcext:value-type="float">
            <text:p>4.60000E+01</text:p>
          </table:table-cell>
          <table:table-cell office:value-type="float" office:value="1.03862" calcext:value-type="float">
            <text:p>1.03862E+00</text:p>
          </table:table-cell>
          <table:table-cell table:formula="of:=[.G14]/[.$G$54]" office:value-type="float" office:value="0.0207723976734915" calcext:value-type="float">
            <text:p>2.07724E-02</text:p>
          </table:table-cell>
          <table:table-cell/>
          <table:table-cell table:formula="of:=100*([.H14]-[.C14])/[.H14]" office:value-type="float" office:value="0.0760994168315796" calcext:value-type="float">
            <text:p>0.07609941683158</text:p>
          </table:table-cell>
        </table:table-row>
        <table:table-row table:style-name="ro1">
          <table:table-cell table:style-name="ce1" office:value-type="float" office:value="0.5" calcext:value-type="float">
            <text:p>5.00000E-01</text:p>
          </table:table-cell>
          <table:table-cell table:formula="of:=[.A15]*100" office:value-type="float" office:value="50" calcext:value-type="float">
            <text:p>5.00000E+01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50" calcext:value-type="float">
            <text:p>5.00000E+01</text:p>
          </table:table-cell>
          <table:table-cell office:value-type="float" office:value="1.11054" calcext:value-type="float">
            <text:p>1.11054E+00</text:p>
          </table:table-cell>
          <table:table-cell table:formula="of:=[.G15]/[.$G$54]" office:value-type="float" office:value="0.0222107975123907" calcext:value-type="float">
            <text:p>2.22108E-02</text:p>
          </table:table-cell>
          <table:table-cell/>
          <table:table-cell table:formula="of:=100*([.H15]-[.C15])/[.H15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0.54" calcext:value-type="float">
            <text:p>5.40000E-01</text:p>
          </table:table-cell>
          <table:table-cell table:formula="of:=[.A16]*100" office:value-type="float" office:value="54" calcext:value-type="float">
            <text:p>5.40000E+01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54" calcext:value-type="float">
            <text:p>5.40000E+01</text:p>
          </table:table-cell>
          <table:table-cell office:value-type="float" office:value="1.17808" calcext:value-type="float">
            <text:p>1.17808E+00</text:p>
          </table:table-cell>
          <table:table-cell table:formula="of:=[.G16]/[.$G$54]" office:value-type="float" office:value="0.0235615973611011" calcext:value-type="float">
            <text:p>2.35616E-02</text:p>
          </table:table-cell>
          <table:table-cell/>
          <table:table-cell table:formula="of:=100*([.H16]-[.C16])/[.H16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0.58" calcext:value-type="float">
            <text:p>5.80000E-01</text:p>
          </table:table-cell>
          <table:table-cell table:formula="of:=[.A17]*100" office:value-type="float" office:value="58" calcext:value-type="float">
            <text:p>5.80000E+01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58" calcext:value-type="float">
            <text:p>5.80000E+01</text:p>
          </table:table-cell>
          <table:table-cell office:value-type="float" office:value="1.24097" calcext:value-type="float">
            <text:p>1.24097E+00</text:p>
          </table:table-cell>
          <table:table-cell table:formula="of:=[.G17]/[.$G$54]" office:value-type="float" office:value="0.0248193972202275" calcext:value-type="float">
            <text:p>2.48194E-02</text:p>
          </table:table-cell>
          <table:table-cell/>
          <table:table-cell table:formula="of:=100*([.H17]-[.C17])/[.H17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0.62" calcext:value-type="float">
            <text:p>6.20000E-01</text:p>
          </table:table-cell>
          <table:table-cell table:formula="of:=[.A18]*100" office:value-type="float" office:value="62" calcext:value-type="float">
            <text:p>6.20000E+01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62" calcext:value-type="float">
            <text:p>6.20000E+01</text:p>
          </table:table-cell>
          <table:table-cell office:value-type="float" office:value="1.29896" calcext:value-type="float">
            <text:p>1.29896E+00</text:p>
          </table:table-cell>
          <table:table-cell table:formula="of:=[.G18]/[.$G$54]" office:value-type="float" office:value="0.0259791970903299" calcext:value-type="float">
            <text:p>2.59792E-02</text:p>
          </table:table-cell>
          <table:table-cell/>
          <table:table-cell table:formula="of:=100*([.H18]-[.C18])/[.H18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0.66" calcext:value-type="float">
            <text:p>6.60000E-01</text:p>
          </table:table-cell>
          <table:table-cell table:formula="of:=[.A19]*100" office:value-type="float" office:value="66" calcext:value-type="float">
            <text:p>6.60000E+01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66" calcext:value-type="float">
            <text:p>6.60000E+01</text:p>
          </table:table-cell>
          <table:table-cell office:value-type="float" office:value="1.35183" calcext:value-type="float">
            <text:p>1.35183E+00</text:p>
          </table:table-cell>
          <table:table-cell table:formula="of:=[.G19]/[.$G$54]" office:value-type="float" office:value="0.0270365969719011" calcext:value-type="float">
            <text:p>2.70366E-02</text:p>
          </table:table-cell>
          <table:table-cell/>
          <table:table-cell table:formula="of:=100*([.H19]-[.C19])/[.H19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0.7" calcext:value-type="float">
            <text:p>7.00000E-01</text:p>
          </table:table-cell>
          <table:table-cell table:formula="of:=[.A20]*100" office:value-type="float" office:value="70" calcext:value-type="float">
            <text:p>7.00000E+01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70" calcext:value-type="float">
            <text:p>7.00000E+01</text:p>
          </table:table-cell>
          <table:table-cell office:value-type="float" office:value="1.39936" calcext:value-type="float">
            <text:p>1.39936E+00</text:p>
          </table:table-cell>
          <table:table-cell table:formula="of:=[.G20]/[.$G$54]" office:value-type="float" office:value="0.027987196865434" calcext:value-type="float">
            <text:p>2.79872E-02</text:p>
          </table:table-cell>
          <table:table-cell/>
          <table:table-cell table:formula="of:=100*([.H20]-[.C20])/[.H20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0.74" calcext:value-type="float">
            <text:p>7.40000E-01</text:p>
          </table:table-cell>
          <table:table-cell table:formula="of:=[.A21]*100" office:value-type="float" office:value="74" calcext:value-type="float">
            <text:p>7.40000E+01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74" calcext:value-type="float">
            <text:p>7.40000E+01</text:p>
          </table:table-cell>
          <table:table-cell office:value-type="float" office:value="1.44137" calcext:value-type="float">
            <text:p>1.44137E+00</text:p>
          </table:table-cell>
          <table:table-cell table:formula="of:=[.G21]/[.$G$54]" office:value-type="float" office:value="0.0288273967713316" calcext:value-type="float">
            <text:p>2.88274E-02</text:p>
          </table:table-cell>
          <table:table-cell/>
          <table:table-cell table:formula="of:=100*([.H21]-[.C21])/[.H21]" office:value-type="float" office:value="1.57796687276299" calcext:value-type="float">
            <text:p>1.57796687276299</text:p>
          </table:table-cell>
        </table:table-row>
        <table:table-row table:style-name="ro1">
          <table:table-cell table:style-name="ce1" office:value-type="float" office:value="0.78" calcext:value-type="float">
            <text:p>7.80000E-01</text:p>
          </table:table-cell>
          <table:table-cell table:formula="of:=[.A22]*100" office:value-type="float" office:value="78" calcext:value-type="float">
            <text:p>7.80000E+01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78" calcext:value-type="float">
            <text:p>7.80000E+01</text:p>
          </table:table-cell>
          <table:table-cell office:value-type="float" office:value="1.47769" calcext:value-type="float">
            <text:p>1.47769E+00</text:p>
          </table:table-cell>
          <table:table-cell table:formula="of:=[.G22]/[.$G$54]" office:value-type="float" office:value="0.0295537966899748" calcext:value-type="float">
            <text:p>2.95538E-02</text:p>
          </table:table-cell>
          <table:table-cell/>
          <table:table-cell table:formula="of:=100*([.H22]-[.C22])/[.H22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0.82" calcext:value-type="float">
            <text:p>8.20000E-01</text:p>
          </table:table-cell>
          <table:table-cell table:formula="of:=[.A23]*100" office:value-type="float" office:value="82" calcext:value-type="float">
            <text:p>8.20000E+01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82" calcext:value-type="float">
            <text:p>8.20000E+01</text:p>
          </table:table-cell>
          <table:table-cell office:value-type="float" office:value="1.50818" calcext:value-type="float">
            <text:p>1.50818E+00</text:p>
          </table:table-cell>
          <table:table-cell table:formula="of:=[.G23]/[.$G$54]" office:value-type="float" office:value="0.0301635966216772" calcext:value-type="float">
            <text:p>3.01636E-02</text:p>
          </table:table-cell>
          <table:table-cell/>
          <table:table-cell table:formula="of:=100*([.H23]-[.C23])/[.H23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0.86" calcext:value-type="float">
            <text:p>8.60000E-01</text:p>
          </table:table-cell>
          <table:table-cell table:formula="of:=[.A24]*100" office:value-type="float" office:value="86" calcext:value-type="float">
            <text:p>8.60000E+01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86" calcext:value-type="float">
            <text:p>8.60000E+01</text:p>
          </table:table-cell>
          <table:table-cell office:value-type="float" office:value="1.53271" calcext:value-type="float">
            <text:p>1.53271E+00</text:p>
          </table:table-cell>
          <table:table-cell table:formula="of:=[.G24]/[.$G$54]" office:value-type="float" office:value="0.03065419656673" calcext:value-type="float">
            <text:p>3.06542E-02</text:p>
          </table:table-cell>
          <table:table-cell/>
          <table:table-cell table:formula="of:=100*([.H24]-[.C24])/[.H24]" office:value-type="float" office:value="1.82127287373084" calcext:value-type="float">
            <text:p>1.82127287373084</text:p>
          </table:table-cell>
        </table:table-row>
        <table:table-row table:style-name="ro1">
          <table:table-cell table:style-name="ce1" office:value-type="float" office:value="0.9" calcext:value-type="float">
            <text:p>9.00000E-01</text:p>
          </table:table-cell>
          <table:table-cell table:formula="of:=[.A25]*100" office:value-type="float" office:value="90" calcext:value-type="float">
            <text:p>9.00000E+01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90" calcext:value-type="float">
            <text:p>9.00000E+01</text:p>
          </table:table-cell>
          <table:table-cell office:value-type="float" office:value="1.5512" calcext:value-type="float">
            <text:p>1.55120E+00</text:p>
          </table:table-cell>
          <table:table-cell table:formula="of:=[.G25]/[.$G$54]" office:value-type="float" office:value="0.0310239965253124" calcext:value-type="float">
            <text:p>3.10240E-02</text:p>
          </table:table-cell>
          <table:table-cell/>
          <table:table-cell table:formula="of:=100*([.H25]-[.C25])/[.H25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0.94" calcext:value-type="float">
            <text:p>9.40000E-01</text:p>
          </table:table-cell>
          <table:table-cell table:formula="of:=[.A26]*100" office:value-type="float" office:value="94" calcext:value-type="float">
            <text:p>9.40000E+01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94" calcext:value-type="float">
            <text:p>9.40000E+01</text:p>
          </table:table-cell>
          <table:table-cell office:value-type="float" office:value="1.56357" calcext:value-type="float">
            <text:p>1.56357E+00</text:p>
          </table:table-cell>
          <table:table-cell table:formula="of:=[.G26]/[.$G$54]" office:value-type="float" office:value="0.0312713964976036" calcext:value-type="float">
            <text:p>3.12714E-02</text:p>
          </table:table-cell>
          <table:table-cell/>
          <table:table-cell table:formula="of:=100*([.H26]-[.C26])/[.H26]" office:value-type="float" office:value="1.89856087063168" calcext:value-type="float">
            <text:p>1.89856087063168</text:p>
          </table:table-cell>
        </table:table-row>
        <table:table-row table:style-name="ro1">
          <table:table-cell table:style-name="ce1" office:value-type="float" office:value="0.98" calcext:value-type="float">
            <text:p>9.80000E-01</text:p>
          </table:table-cell>
          <table:table-cell table:formula="of:=[.A27]*100" office:value-type="float" office:value="98" calcext:value-type="float">
            <text:p>9.80000E+01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98" calcext:value-type="float">
            <text:p>9.80000E+01</text:p>
          </table:table-cell>
          <table:table-cell office:value-type="float" office:value="1.56976" calcext:value-type="float">
            <text:p>1.56976E+00</text:p>
          </table:table-cell>
          <table:table-cell table:formula="of:=[.G27]/[.$G$54]" office:value-type="float" office:value="0.031395196483738" calcext:value-type="float">
            <text:p>3.13952E-02</text:p>
          </table:table-cell>
          <table:table-cell/>
          <table:table-cell table:formula="of:=100*([.H27]-[.C27])/[.H27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2" calcext:value-type="float">
            <text:p>1.02000E+00</text:p>
          </table:table-cell>
          <table:table-cell table:formula="of:=[.A28]*100" office:value-type="float" office:value="102" calcext:value-type="float">
            <text:p>1.02000E+02</text:p>
          </table:table-cell>
          <table:table-cell office:value-type="float" office:value="0.03079449" calcext:value-type="float">
            <text:p>3.07945E-02</text:p>
          </table:table-cell>
          <table:table-cell table:number-columns-repeated="2"/>
          <table:table-cell office:value-type="float" office:value="102" calcext:value-type="float">
            <text:p>1.02000E+02</text:p>
          </table:table-cell>
          <table:table-cell office:value-type="float" office:value="1.56976" calcext:value-type="float">
            <text:p>1.56976E+00</text:p>
          </table:table-cell>
          <table:table-cell table:formula="of:=[.G28]/[.$G$54]" office:value-type="float" office:value="0.031395196483738" calcext:value-type="float">
            <text:p>3.13952E-02</text:p>
          </table:table-cell>
          <table:table-cell/>
          <table:table-cell table:formula="of:=100*([.H28]-[.C28])/[.H28]" office:value-type="float" office:value="1.91337067773774" calcext:value-type="float">
            <text:p>1.91337067773774</text:p>
          </table:table-cell>
        </table:table-row>
        <table:table-row table:style-name="ro1">
          <table:table-cell table:style-name="ce1" office:value-type="float" office:value="1.06" calcext:value-type="float">
            <text:p>1.06000E+00</text:p>
          </table:table-cell>
          <table:table-cell table:formula="of:=[.A29]*100" office:value-type="float" office:value="106" calcext:value-type="float">
            <text:p>1.06000E+02</text:p>
          </table:table-cell>
          <table:table-cell office:value-type="float" office:value="0.03067769" calcext:value-type="float">
            <text:p>3.06777E-02</text:p>
          </table:table-cell>
          <table:table-cell table:number-columns-repeated="2"/>
          <table:table-cell office:value-type="float" office:value="106" calcext:value-type="float">
            <text:p>1.06000E+02</text:p>
          </table:table-cell>
          <table:table-cell office:value-type="float" office:value="1.56357" calcext:value-type="float">
            <text:p>1.56357E+00</text:p>
          </table:table-cell>
          <table:table-cell table:formula="of:=[.G29]/[.$G$54]" office:value-type="float" office:value="0.0312713964976036" calcext:value-type="float">
            <text:p>3.12714E-02</text:p>
          </table:table-cell>
          <table:table-cell/>
          <table:table-cell table:formula="of:=100*([.H29]-[.C29])/[.H29]" office:value-type="float" office:value="1.89856087063168" calcext:value-type="float">
            <text:p>1.89856087063168</text:p>
          </table:table-cell>
        </table:table-row>
        <table:table-row table:style-name="ro1">
          <table:table-cell table:style-name="ce1" office:value-type="float" office:value="1.1" calcext:value-type="float">
            <text:p>1.10000E+00</text:p>
          </table:table-cell>
          <table:table-cell table:formula="of:=[.A30]*100" office:value-type="float" office:value="110" calcext:value-type="float">
            <text:p>1.10000E+02</text:p>
          </table:table-cell>
          <table:table-cell office:value-type="float" office:value="0.03044453" calcext:value-type="float">
            <text:p>3.04445E-02</text:p>
          </table:table-cell>
          <table:table-cell table:number-columns-repeated="2"/>
          <table:table-cell office:value-type="float" office:value="110" calcext:value-type="float">
            <text:p>1.10000E+02</text:p>
          </table:table-cell>
          <table:table-cell office:value-type="float" office:value="1.5512" calcext:value-type="float">
            <text:p>1.55120E+00</text:p>
          </table:table-cell>
          <table:table-cell table:formula="of:=[.G30]/[.$G$54]" office:value-type="float" office:value="0.0310239965253124" calcext:value-type="float">
            <text:p>3.10240E-02</text:p>
          </table:table-cell>
          <table:table-cell/>
          <table:table-cell table:formula="of:=100*([.H30]-[.C30])/[.H30]" office:value-type="float" office:value="1.86780102569831" calcext:value-type="float">
            <text:p>1.86780102569831</text:p>
          </table:table-cell>
        </table:table-row>
        <table:table-row table:style-name="ro1">
          <table:table-cell table:style-name="ce1" office:value-type="float" office:value="1.14" calcext:value-type="float">
            <text:p>1.14000E+00</text:p>
          </table:table-cell>
          <table:table-cell table:formula="of:=[.A31]*100" office:value-type="float" office:value="114" calcext:value-type="float">
            <text:p>1.14000E+02</text:p>
          </table:table-cell>
          <table:table-cell office:value-type="float" office:value="0.0300959" calcext:value-type="float">
            <text:p>3.00959E-02</text:p>
          </table:table-cell>
          <table:table-cell table:number-columns-repeated="2"/>
          <table:table-cell office:value-type="float" office:value="114" calcext:value-type="float">
            <text:p>1.14000E+02</text:p>
          </table:table-cell>
          <table:table-cell office:value-type="float" office:value="1.53271" calcext:value-type="float">
            <text:p>1.53271E+00</text:p>
          </table:table-cell>
          <table:table-cell table:formula="of:=[.G31]/[.$G$54]" office:value-type="float" office:value="0.03065419656673" calcext:value-type="float">
            <text:p>3.06542E-02</text:p>
          </table:table-cell>
          <table:table-cell/>
          <table:table-cell table:formula="of:=100*([.H31]-[.C31])/[.H31]" office:value-type="float" office:value="1.82127287373084" calcext:value-type="float">
            <text:p>1.82127287373084</text:p>
          </table:table-cell>
        </table:table-row>
        <table:table-row table:style-name="ro1">
          <table:table-cell table:style-name="ce1" office:value-type="float" office:value="1.18" calcext:value-type="float">
            <text:p>1.18000E+00</text:p>
          </table:table-cell>
          <table:table-cell table:formula="of:=[.A32]*100" office:value-type="float" office:value="118" calcext:value-type="float">
            <text:p>1.18000E+02</text:p>
          </table:table-cell>
          <table:table-cell office:value-type="float" office:value="0.02963311" calcext:value-type="float">
            <text:p>2.96331E-02</text:p>
          </table:table-cell>
          <table:table-cell table:number-columns-repeated="2"/>
          <table:table-cell office:value-type="float" office:value="118" calcext:value-type="float">
            <text:p>1.18000E+02</text:p>
          </table:table-cell>
          <table:table-cell office:value-type="float" office:value="1.50818" calcext:value-type="float">
            <text:p>1.50818E+00</text:p>
          </table:table-cell>
          <table:table-cell table:formula="of:=[.G32]/[.$G$54]" office:value-type="float" office:value="0.0301635966216772" calcext:value-type="float">
            <text:p>3.01636E-02</text:p>
          </table:table-cell>
          <table:table-cell/>
          <table:table-cell table:formula="of:=100*([.H32]-[.C32])/[.H32]" office:value-type="float" office:value="1.7586981696206" calcext:value-type="float">
            <text:p>1.7586981696206</text:p>
          </table:table-cell>
        </table:table-row>
        <table:table-row table:style-name="ro1">
          <table:table-cell table:style-name="ce1" office:value-type="float" office:value="1.22" calcext:value-type="float">
            <text:p>1.22000E+00</text:p>
          </table:table-cell>
          <table:table-cell table:formula="of:=[.A33]*100" office:value-type="float" office:value="122" calcext:value-type="float">
            <text:p>1.22000E+02</text:p>
          </table:table-cell>
          <table:table-cell office:value-type="float" office:value="0.02905792" calcext:value-type="float">
            <text:p>2.90579E-02</text:p>
          </table:table-cell>
          <table:table-cell table:number-columns-repeated="2"/>
          <table:table-cell office:value-type="float" office:value="122" calcext:value-type="float">
            <text:p>1.22000E+02</text:p>
          </table:table-cell>
          <table:table-cell office:value-type="float" office:value="1.47769" calcext:value-type="float">
            <text:p>1.47769E+00</text:p>
          </table:table-cell>
          <table:table-cell table:formula="of:=[.G33]/[.$G$54]" office:value-type="float" office:value="0.0295537966899748" calcext:value-type="float">
            <text:p>2.95538E-02</text:p>
          </table:table-cell>
          <table:table-cell/>
          <table:table-cell table:formula="of:=100*([.H33]-[.C33])/[.H33]" office:value-type="float" office:value="1.67787812569943" calcext:value-type="float">
            <text:p>1.67787812569943</text:p>
          </table:table-cell>
        </table:table-row>
        <table:table-row table:style-name="ro1">
          <table:table-cell table:style-name="ce1" office:value-type="float" office:value="1.26" calcext:value-type="float">
            <text:p>1.26000E+00</text:p>
          </table:table-cell>
          <table:table-cell table:formula="of:=[.A34]*100" office:value-type="float" office:value="126" calcext:value-type="float">
            <text:p>1.26000E+02</text:p>
          </table:table-cell>
          <table:table-cell office:value-type="float" office:value="0.02837251" calcext:value-type="float">
            <text:p>2.83725E-02</text:p>
          </table:table-cell>
          <table:table-cell table:number-columns-repeated="2"/>
          <table:table-cell office:value-type="float" office:value="126" calcext:value-type="float">
            <text:p>1.26000E+02</text:p>
          </table:table-cell>
          <table:table-cell office:value-type="float" office:value="1.44137" calcext:value-type="float">
            <text:p>1.44137E+00</text:p>
          </table:table-cell>
          <table:table-cell table:formula="of:=[.G34]/[.$G$54]" office:value-type="float" office:value="0.0288273967713316" calcext:value-type="float">
            <text:p>2.88274E-02</text:p>
          </table:table-cell>
          <table:table-cell/>
          <table:table-cell table:formula="of:=100*([.H34]-[.C34])/[.H34]" office:value-type="float" office:value="1.57796687276299" calcext:value-type="float">
            <text:p>1.57796687276299</text:p>
          </table:table-cell>
        </table:table-row>
        <table:table-row table:style-name="ro1">
          <table:table-cell table:style-name="ce1" office:value-type="float" office:value="1.3" calcext:value-type="float">
            <text:p>1.30000E+00</text:p>
          </table:table-cell>
          <table:table-cell table:formula="of:=[.A35]*100" office:value-type="float" office:value="130" calcext:value-type="float">
            <text:p>1.30000E+02</text:p>
          </table:table-cell>
          <table:table-cell office:value-type="float" office:value="0.02757948" calcext:value-type="float">
            <text:p>2.75795E-02</text:p>
          </table:table-cell>
          <table:table-cell table:number-columns-repeated="2"/>
          <table:table-cell office:value-type="float" office:value="130" calcext:value-type="float">
            <text:p>1.30000E+02</text:p>
          </table:table-cell>
          <table:table-cell office:value-type="float" office:value="1.39936" calcext:value-type="float">
            <text:p>1.39936E+00</text:p>
          </table:table-cell>
          <table:table-cell table:formula="of:=[.G35]/[.$G$54]" office:value-type="float" office:value="0.027987196865434" calcext:value-type="float">
            <text:p>2.79872E-02</text:p>
          </table:table-cell>
          <table:table-cell/>
          <table:table-cell table:formula="of:=100*([.H35]-[.C35])/[.H35]" office:value-type="float" office:value="1.45679779005489" calcext:value-type="float">
            <text:p>1.45679779005489</text:p>
          </table:table-cell>
        </table:table-row>
        <table:table-row table:style-name="ro1">
          <table:table-cell table:style-name="ce1" office:value-type="float" office:value="1.34" calcext:value-type="float">
            <text:p>1.34000E+00</text:p>
          </table:table-cell>
          <table:table-cell table:formula="of:=[.A36]*100" office:value-type="float" office:value="134" calcext:value-type="float">
            <text:p>1.34000E+02</text:p>
          </table:table-cell>
          <table:table-cell office:value-type="float" office:value="0.02668184" calcext:value-type="float">
            <text:p>2.66818E-02</text:p>
          </table:table-cell>
          <table:table-cell table:number-columns-repeated="2"/>
          <table:table-cell office:value-type="float" office:value="134" calcext:value-type="float">
            <text:p>1.34000E+02</text:p>
          </table:table-cell>
          <table:table-cell office:value-type="float" office:value="1.35183" calcext:value-type="float">
            <text:p>1.35183E+00</text:p>
          </table:table-cell>
          <table:table-cell table:formula="of:=[.G36]/[.$G$54]" office:value-type="float" office:value="0.0270365969719011" calcext:value-type="float">
            <text:p>2.70366E-02</text:p>
          </table:table-cell>
          <table:table-cell/>
          <table:table-cell table:formula="of:=100*([.H36]-[.C36])/[.H36]" office:value-type="float" office:value="1.31213618440898" calcext:value-type="float">
            <text:p>1.31213618440898</text:p>
          </table:table-cell>
        </table:table-row>
        <table:table-row table:style-name="ro1">
          <table:table-cell table:style-name="ce1" office:value-type="float" office:value="1.38" calcext:value-type="float">
            <text:p>1.38000E+00</text:p>
          </table:table-cell>
          <table:table-cell table:formula="of:=[.A37]*100" office:value-type="float" office:value="138" calcext:value-type="float">
            <text:p>1.38000E+02</text:p>
          </table:table-cell>
          <table:table-cell office:value-type="float" office:value="0.02568298" calcext:value-type="float">
            <text:p>2.56830E-02</text:p>
          </table:table-cell>
          <table:table-cell table:number-columns-repeated="2"/>
          <table:table-cell office:value-type="float" office:value="138" calcext:value-type="float">
            <text:p>1.38000E+02</text:p>
          </table:table-cell>
          <table:table-cell office:value-type="float" office:value="1.29896" calcext:value-type="float">
            <text:p>1.29896E+00</text:p>
          </table:table-cell>
          <table:table-cell table:formula="of:=[.G37]/[.$G$54]" office:value-type="float" office:value="0.0259791970903299" calcext:value-type="float">
            <text:p>2.59792E-02</text:p>
          </table:table-cell>
          <table:table-cell/>
          <table:table-cell table:formula="of:=100*([.H37]-[.C37])/[.H37]" office:value-type="float" office:value="1.14020879590688" calcext:value-type="float">
            <text:p>1.14020879590688</text:p>
          </table:table-cell>
        </table:table-row>
        <table:table-row table:style-name="ro1">
          <table:table-cell table:style-name="ce1" office:value-type="float" office:value="1.42" calcext:value-type="float">
            <text:p>1.42000E+00</text:p>
          </table:table-cell>
          <table:table-cell table:formula="of:=[.A38]*100" office:value-type="float" office:value="142" calcext:value-type="float">
            <text:p>1.42000E+02</text:p>
          </table:table-cell>
          <table:table-cell office:value-type="float" office:value="0.02458669" calcext:value-type="float">
            <text:p>2.45867E-02</text:p>
          </table:table-cell>
          <table:table-cell table:number-columns-repeated="2"/>
          <table:table-cell office:value-type="float" office:value="142" calcext:value-type="float">
            <text:p>1.42000E+02</text:p>
          </table:table-cell>
          <table:table-cell office:value-type="float" office:value="1.24097" calcext:value-type="float">
            <text:p>1.24097E+00</text:p>
          </table:table-cell>
          <table:table-cell table:formula="of:=[.G38]/[.$G$54]" office:value-type="float" office:value="0.0248193972202275" calcext:value-type="float">
            <text:p>2.48194E-02</text:p>
          </table:table-cell>
          <table:table-cell/>
          <table:table-cell table:formula="of:=100*([.H38]-[.C38])/[.H38]" office:value-type="float" office:value="0.937602223626345" calcext:value-type="float">
            <text:p>0.937602223626345</text:p>
          </table:table-cell>
        </table:table-row>
        <table:table-row table:style-name="ro1">
          <table:table-cell table:style-name="ce1" office:value-type="float" office:value="1.46" calcext:value-type="float">
            <text:p>1.46000E+00</text:p>
          </table:table-cell>
          <table:table-cell table:formula="of:=[.A39]*100" office:value-type="float" office:value="146" calcext:value-type="float">
            <text:p>1.46000E+02</text:p>
          </table:table-cell>
          <table:table-cell office:value-type="float" office:value="0.02339713" calcext:value-type="float">
            <text:p>2.33971E-02</text:p>
          </table:table-cell>
          <table:table-cell table:number-columns-repeated="2"/>
          <table:table-cell office:value-type="float" office:value="146" calcext:value-type="float">
            <text:p>1.46000E+02</text:p>
          </table:table-cell>
          <table:table-cell office:value-type="float" office:value="1.17808" calcext:value-type="float">
            <text:p>1.17808E+00</text:p>
          </table:table-cell>
          <table:table-cell table:formula="of:=[.G39]/[.$G$54]" office:value-type="float" office:value="0.0235615973611011" calcext:value-type="float">
            <text:p>2.35616E-02</text:p>
          </table:table-cell>
          <table:table-cell/>
          <table:table-cell table:formula="of:=100*([.H39]-[.C39])/[.H39]" office:value-type="float" office:value="0.698031455934384" calcext:value-type="float">
            <text:p>0.698031455934384</text:p>
          </table:table-cell>
        </table:table-row>
        <table:table-row table:style-name="ro1">
          <table:table-cell table:style-name="ce1" office:value-type="float" office:value="1.5" calcext:value-type="float">
            <text:p>1.50000E+00</text:p>
          </table:table-cell>
          <table:table-cell table:formula="of:=[.A40]*100" office:value-type="float" office:value="150" calcext:value-type="float">
            <text:p>1.50000E+02</text:p>
          </table:table-cell>
          <table:table-cell office:value-type="float" office:value="0.02211881" calcext:value-type="float">
            <text:p>2.21188E-02</text:p>
          </table:table-cell>
          <table:table-cell table:number-columns-repeated="2"/>
          <table:table-cell office:value-type="float" office:value="150" calcext:value-type="float">
            <text:p>1.50000E+02</text:p>
          </table:table-cell>
          <table:table-cell office:value-type="float" office:value="1.11054" calcext:value-type="float">
            <text:p>1.11054E+00</text:p>
          </table:table-cell>
          <table:table-cell table:formula="of:=[.G40]/[.$G$54]" office:value-type="float" office:value="0.0222107975123907" calcext:value-type="float">
            <text:p>2.22108E-02</text:p>
          </table:table-cell>
          <table:table-cell/>
          <table:table-cell table:formula="of:=100*([.H40]-[.C40])/[.H40]" office:value-type="float" office:value="0.414156728678308" calcext:value-type="float">
            <text:p>0.414156728678308</text:p>
          </table:table-cell>
        </table:table-row>
        <table:table-row table:style-name="ro1">
          <table:table-cell table:style-name="ce1" office:value-type="float" office:value="1.54" calcext:value-type="float">
            <text:p>1.54000E+00</text:p>
          </table:table-cell>
          <table:table-cell table:formula="of:=[.A41]*100" office:value-type="float" office:value="154" calcext:value-type="float">
            <text:p>1.54000E+02</text:p>
          </table:table-cell>
          <table:table-cell office:value-type="float" office:value="0.02075659" calcext:value-type="float">
            <text:p>2.07566E-02</text:p>
          </table:table-cell>
          <table:table-cell table:number-columns-repeated="2"/>
          <table:table-cell office:value-type="float" office:value="154" calcext:value-type="float">
            <text:p>1.54000E+02</text:p>
          </table:table-cell>
          <table:table-cell office:value-type="float" office:value="1.03861" calcext:value-type="float">
            <text:p>1.03861E+00</text:p>
          </table:table-cell>
          <table:table-cell table:formula="of:=[.G41]/[.$G$54]" office:value-type="float" office:value="0.0207721976735139" calcext:value-type="float">
            <text:p>2.07722E-02</text:p>
          </table:table-cell>
          <table:table-cell/>
          <table:table-cell table:formula="of:=100*([.H41]-[.C41])/[.H41]" office:value-type="float" office:value="0.0751373242214257" calcext:value-type="float">
            <text:p>0.075137324221426</text:p>
          </table:table-cell>
        </table:table-row>
        <table:table-row table:style-name="ro1">
          <table:table-cell table:style-name="ce1" office:value-type="float" office:value="1.58" calcext:value-type="float">
            <text:p>1.58000E+00</text:p>
          </table:table-cell>
          <table:table-cell table:formula="of:=[.A42]*100" office:value-type="float" office:value="158" calcext:value-type="float">
            <text:p>1.58000E+02</text:p>
          </table:table-cell>
          <table:table-cell office:value-type="float" office:value="0.01931561" calcext:value-type="float">
            <text:p>1.93156E-02</text:p>
          </table:table-cell>
          <table:table-cell table:number-columns-repeated="2"/>
          <table:table-cell office:value-type="float" office:value="158" calcext:value-type="float">
            <text:p>1.58000E+02</text:p>
          </table:table-cell>
          <table:table-cell office:value-type="float" office:value="0.962593" calcext:value-type="float">
            <text:p>9.62593E-01</text:p>
          </table:table-cell>
          <table:table-cell table:formula="of:=[.G42]/[.$G$54]" office:value-type="float" office:value="0.0192518578437919" calcext:value-type="float">
            <text:p>1.92519E-02</text:p>
          </table:table-cell>
          <table:table-cell/>
          <table:table-cell table:formula="of:=100*([.H42]-[.C42])/[.H42]" office:value-type="float" office:value="-0.331148072696991" calcext:value-type="float">
            <text:p>-0.331148072696991</text:p>
          </table:table-cell>
        </table:table-row>
        <table:table-row table:style-name="ro1">
          <table:table-cell table:style-name="ce1" office:value-type="float" office:value="1.62" calcext:value-type="float">
            <text:p>1.62000E+00</text:p>
          </table:table-cell>
          <table:table-cell table:formula="of:=[.A43]*100" office:value-type="float" office:value="162" calcext:value-type="float">
            <text:p>1.62000E+02</text:p>
          </table:table-cell>
          <table:table-cell office:value-type="float" office:value="0.01780135" calcext:value-type="float">
            <text:p>1.78014E-02</text:p>
          </table:table-cell>
          <table:table-cell table:number-columns-repeated="2"/>
          <table:table-cell office:value-type="float" office:value="162" calcext:value-type="float">
            <text:p>1.62000E+02</text:p>
          </table:table-cell>
          <table:table-cell office:value-type="float" office:value="0.882773" calcext:value-type="float">
            <text:p>8.82773E-01</text:p>
          </table:table-cell>
          <table:table-cell table:formula="of:=[.G43]/[.$G$54]" office:value-type="float" office:value="0.0176554580225887" calcext:value-type="float">
            <text:p>1.76555E-02</text:p>
          </table:table-cell>
          <table:table-cell/>
          <table:table-cell table:formula="of:=100*([.H43]-[.C43])/[.H43]" office:value-type="float" office:value="-0.82632791074943" calcext:value-type="float">
            <text:p>-0.82632791074943</text:p>
          </table:table-cell>
        </table:table-row>
        <table:table-row table:style-name="ro1">
          <table:table-cell table:style-name="ce1" office:value-type="float" office:value="1.66" calcext:value-type="float">
            <text:p>1.66000E+00</text:p>
          </table:table-cell>
          <table:table-cell table:formula="of:=[.A44]*100" office:value-type="float" office:value="166" calcext:value-type="float">
            <text:p>1.66000E+02</text:p>
          </table:table-cell>
          <table:table-cell office:value-type="float" office:value="0.01621955" calcext:value-type="float">
            <text:p>1.62196E-02</text:p>
          </table:table-cell>
          <table:table-cell table:number-columns-repeated="2"/>
          <table:table-cell office:value-type="float" office:value="166" calcext:value-type="float">
            <text:p>1.66000E+02</text:p>
          </table:table-cell>
          <table:table-cell office:value-type="float" office:value="0.799468" calcext:value-type="float">
            <text:p>7.99468E-01</text:p>
          </table:table-cell>
          <table:table-cell table:formula="of:=[.G44]/[.$G$54]" office:value-type="float" office:value="0.0159893582091919" calcext:value-type="float">
            <text:p>1.59894E-02</text:p>
          </table:table-cell>
          <table:table-cell/>
          <table:table-cell table:formula="of:=100*([.H44]-[.C44])/[.H44]" office:value-type="float" office:value="-1.43965622507469" calcext:value-type="float">
            <text:p>-1.43965622507469</text:p>
          </table:table-cell>
        </table:table-row>
        <table:table-row table:style-name="ro1">
          <table:table-cell table:style-name="ce1" office:value-type="float" office:value="1.7" calcext:value-type="float">
            <text:p>1.70000E+00</text:p>
          </table:table-cell>
          <table:table-cell table:formula="of:=[.A45]*100" office:value-type="float" office:value="170" calcext:value-type="float">
            <text:p>1.70000E+02</text:p>
          </table:table-cell>
          <table:table-cell office:value-type="float" office:value="0.01457621" calcext:value-type="float">
            <text:p>1.45762E-02</text:p>
          </table:table-cell>
          <table:table-cell table:number-columns-repeated="2"/>
          <table:table-cell office:value-type="float" office:value="170" calcext:value-type="float">
            <text:p>1.70000E+02</text:p>
          </table:table-cell>
          <table:table-cell office:value-type="float" office:value="0.713009" calcext:value-type="float">
            <text:p>7.13009E-01</text:p>
          </table:table-cell>
          <table:table-cell table:formula="of:=[.G45]/[.$G$54]" office:value-type="float" office:value="0.01426017840286" calcext:value-type="float">
            <text:p>1.42602E-02</text:p>
          </table:table-cell>
          <table:table-cell/>
          <table:table-cell table:formula="of:=100*([.H45]-[.C45])/[.H45]" office:value-type="float" office:value="-2.21618263258614" calcext:value-type="float">
            <text:p>-2.21618263258614</text:p>
          </table:table-cell>
        </table:table-row>
        <table:table-row table:style-name="ro1">
          <table:table-cell table:style-name="ce1" office:value-type="float" office:value="1.74" calcext:value-type="float">
            <text:p>1.74000E+00</text:p>
          </table:table-cell>
          <table:table-cell table:formula="of:=[.A46]*100" office:value-type="float" office:value="174" calcext:value-type="float">
            <text:p>1.74000E+02</text:p>
          </table:table-cell>
          <table:table-cell office:value-type="float" office:value="0.01287757" calcext:value-type="float">
            <text:p>1.28776E-02</text:p>
          </table:table-cell>
          <table:table-cell table:number-columns-repeated="2"/>
          <table:table-cell office:value-type="float" office:value="174" calcext:value-type="float">
            <text:p>1.74000E+02</text:p>
          </table:table-cell>
          <table:table-cell office:value-type="float" office:value="0.623735" calcext:value-type="float">
            <text:p>6.23735E-01</text:p>
          </table:table-cell>
          <table:table-cell table:formula="of:=[.G46]/[.$G$54]" office:value-type="float" office:value="0.0124746986028338" calcext:value-type="float">
            <text:p>1.24747E-02</text:p>
          </table:table-cell>
          <table:table-cell/>
          <table:table-cell table:formula="of:=100*([.H46]-[.C46])/[.H46]" office:value-type="float" office:value="-3.22950806262149" calcext:value-type="float">
            <text:p>-3.22950806262149</text:p>
          </table:table-cell>
        </table:table-row>
        <table:table-row table:style-name="ro1">
          <table:table-cell table:style-name="ce1" office:value-type="float" office:value="1.78" calcext:value-type="float">
            <text:p>1.78000E+00</text:p>
          </table:table-cell>
          <table:table-cell table:formula="of:=[.A47]*100" office:value-type="float" office:value="178" calcext:value-type="float">
            <text:p>1.78000E+02</text:p>
          </table:table-cell>
          <table:table-cell office:value-type="float" office:value="0.01113007" calcext:value-type="float">
            <text:p>1.11301E-02</text:p>
          </table:table-cell>
          <table:table-cell table:number-columns-repeated="2"/>
          <table:table-cell office:value-type="float" office:value="178" calcext:value-type="float">
            <text:p>1.78000E+02</text:p>
          </table:table-cell>
          <table:table-cell office:value-type="float" office:value="0.532" calcext:value-type="float">
            <text:p>5.32000E-01</text:p>
          </table:table-cell>
          <table:table-cell table:formula="of:=[.G47]/[.$G$54]" office:value-type="float" office:value="0.0106399988083201" calcext:value-type="float">
            <text:p>1.06400E-02</text:p>
          </table:table-cell>
          <table:table-cell/>
          <table:table-cell table:formula="of:=100*([.H47]-[.C47])/[.H47]" office:value-type="float" office:value="-4.60593276849473" calcext:value-type="float">
            <text:p>-4.60593276849473</text:p>
          </table:table-cell>
        </table:table-row>
        <table:table-row table:style-name="ro1">
          <table:table-cell table:style-name="ce1" office:value-type="float" office:value="1.82" calcext:value-type="float">
            <text:p>1.82000E+00</text:p>
          </table:table-cell>
          <table:table-cell table:formula="of:=[.A48]*100" office:value-type="float" office:value="182" calcext:value-type="float">
            <text:p>1.82000E+02</text:p>
          </table:table-cell>
          <table:table-cell office:value-type="float" office:value="0.009340331" calcext:value-type="float">
            <text:p>9.34033E-03</text:p>
          </table:table-cell>
          <table:table-cell table:number-columns-repeated="2"/>
          <table:table-cell office:value-type="float" office:value="182" calcext:value-type="float">
            <text:p>1.82000E+02</text:p>
          </table:table-cell>
          <table:table-cell office:value-type="float" office:value="0.438166" calcext:value-type="float">
            <text:p>4.38166E-01</text:p>
          </table:table-cell>
          <table:table-cell table:formula="of:=[.G48]/[.$G$54]" office:value-type="float" office:value="0.00876331901850827" calcext:value-type="float">
            <text:p>8.76332E-03</text:p>
          </table:table-cell>
          <table:table-cell/>
          <table:table-cell table:formula="of:=100*([.H48]-[.C48])/[.H48]" office:value-type="float" office:value="-6.58440004606784" calcext:value-type="float">
            <text:p>-6.58440004606784</text:p>
          </table:table-cell>
        </table:table-row>
        <table:table-row table:style-name="ro1">
          <table:table-cell table:style-name="ce1" office:value-type="float" office:value="1.86" calcext:value-type="float">
            <text:p>1.86000E+00</text:p>
          </table:table-cell>
          <table:table-cell table:formula="of:=[.A49]*100" office:value-type="float" office:value="186" calcext:value-type="float">
            <text:p>1.86000E+02</text:p>
          </table:table-cell>
          <table:table-cell office:value-type="float" office:value="0.007515153" calcext:value-type="float">
            <text:p>7.51515E-03</text:p>
          </table:table-cell>
          <table:table-cell table:number-columns-repeated="2"/>
          <table:table-cell office:value-type="float" office:value="186" calcext:value-type="float">
            <text:p>1.86000E+02</text:p>
          </table:table-cell>
          <table:table-cell office:value-type="float" office:value="0.342602" calcext:value-type="float">
            <text:p>3.42602E-01</text:p>
          </table:table-cell>
          <table:table-cell table:formula="of:=[.G49]/[.$G$54]" office:value-type="float" office:value="0.00685203923257161" calcext:value-type="float">
            <text:p>6.85204E-03</text:p>
          </table:table-cell>
          <table:table-cell/>
          <table:table-cell table:formula="of:=100*([.H49]-[.C49])/[.H49]" office:value-type="float" office:value="-9.67761194764095" calcext:value-type="float">
            <text:p>-9.67761194764095</text:p>
          </table:table-cell>
        </table:table-row>
        <table:table-row table:style-name="ro1">
          <table:table-cell table:style-name="ce1" office:value-type="float" office:value="1.9" calcext:value-type="float">
            <text:p>1.90000E+00</text:p>
          </table:table-cell>
          <table:table-cell table:formula="of:=[.A50]*100" office:value-type="float" office:value="190" calcext:value-type="float">
            <text:p>1.90000E+02</text:p>
          </table:table-cell>
          <table:table-cell office:value-type="float" office:value="0.00566146" calcext:value-type="float">
            <text:p>5.66146E-03</text:p>
          </table:table-cell>
          <table:table-cell table:number-columns-repeated="2"/>
          <table:table-cell office:value-type="float" office:value="190" calcext:value-type="float">
            <text:p>1.90000E+02</text:p>
          </table:table-cell>
          <table:table-cell office:value-type="float" office:value="0.245686" calcext:value-type="float">
            <text:p>2.45686E-01</text:p>
          </table:table-cell>
          <table:table-cell table:formula="of:=[.G50]/[.$G$54]" office:value-type="float" office:value="0.00491371944966342" calcext:value-type="float">
            <text:p>4.91372E-03</text:p>
          </table:table-cell>
          <table:table-cell/>
          <table:table-cell table:formula="of:=100*([.H50]-[.C50])/[.H50]" office:value-type="float" office:value="-15.2174042086957" calcext:value-type="float">
            <text:p>-15.2174042086957</text:p>
          </table:table-cell>
        </table:table-row>
        <table:table-row table:style-name="ro1">
          <table:table-cell table:style-name="ce1" office:value-type="float" office:value="1.94" calcext:value-type="float">
            <text:p>1.94000E+00</text:p>
          </table:table-cell>
          <table:table-cell table:formula="of:=[.A51]*100" office:value-type="float" office:value="194" calcext:value-type="float">
            <text:p>1.94000E+02</text:p>
          </table:table-cell>
          <table:table-cell office:value-type="float" office:value="0.003786284" calcext:value-type="float">
            <text:p>3.78628E-03</text:p>
          </table:table-cell>
          <table:table-cell table:number-columns-repeated="2"/>
          <table:table-cell office:value-type="float" office:value="194" calcext:value-type="float">
            <text:p>1.94000E+02</text:p>
          </table:table-cell>
          <table:table-cell office:value-type="float" office:value="0.147801" calcext:value-type="float">
            <text:p>1.47801E-01</text:p>
          </table:table-cell>
          <table:table-cell table:formula="of:=[.G51]/[.$G$54]" office:value-type="float" office:value="0.0029560196689258" calcext:value-type="float">
            <text:p>2.95602E-03</text:p>
          </table:table-cell>
          <table:table-cell/>
          <table:table-cell table:formula="of:=100*([.H51]-[.C51])/[.H51]" office:value-type="float" office:value="-28.0872397366665" calcext:value-type="float">
            <text:p>-28.0872397366665</text:p>
          </table:table-cell>
        </table:table-row>
        <table:table-row table:style-name="ro1">
          <table:table-cell table:style-name="ce1" office:value-type="float" office:value="1.98" calcext:value-type="float">
            <text:p>1.98000E+00</text:p>
          </table:table-cell>
          <table:table-cell table:formula="of:=[.A52]*100" office:value-type="float" office:value="198" calcext:value-type="float">
            <text:p>1.98000E+02</text:p>
          </table:table-cell>
          <table:table-cell office:value-type="float" office:value="0.001896741" calcext:value-type="float">
            <text:p>1.89674E-03</text:p>
          </table:table-cell>
          <table:table-cell table:number-columns-repeated="2"/>
          <table:table-cell office:value-type="float" office:value="198" calcext:value-type="float">
            <text:p>1.98000E+02</text:p>
          </table:table-cell>
          <table:table-cell office:value-type="float" office:value="0.0493318" calcext:value-type="float">
            <text:p>4.93318E-02</text:p>
          </table:table-cell>
          <table:table-cell table:formula="of:=[.G52]/[.$G$54]" office:value-type="float" office:value="0.00098663588949678" calcext:value-type="float">
            <text:p>9.86636E-04</text:p>
          </table:table-cell>
          <table:table-cell/>
          <table:table-cell table:formula="of:=100*([.H52]-[.C52])/[.H52]" office:value-type="float" office:value="-92.2432601724438" calcext:value-type="float">
            <text:p>-92.24326017244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3:.C52])" office:value-type="float" office:value="0.999999998" calcext:value-type="float">
            <text:p>1.00000E+00</text:p>
          </table:table-cell>
          <table:table-cell table:number-columns-repeated="3"/>
          <table:table-cell table:formula="of:=SUM([.G3:.G52])" office:value-type="float" office:value="50.0000056" calcext:value-type="float">
            <text:p>5.00000E+01</text:p>
          </table:table-cell>
          <table:table-cell table:number-columns-repeated="3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0-04T12:42:10.916787865</dc:date>
    <meta:editing-duration>PT2M39S</meta:editing-duration>
    <meta:editing-cycles>1</meta:editing-cycles>
    <meta:generator>LibreOffice/6.4.6.2$Linux_X86_64 LibreOffice_project/40$Build-2</meta:generator>
    <meta:document-statistic meta:table-count="1" meta:cell-count="3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2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74cm" svg:height="16.602cm" xlink:href=".." xlink:type="simple" chart:class="chart:scatter" chart:style-name="ch1">
        <chart:legend chart:legend-position="end" svg:x="18.291cm" svg:y="1.258cm" style:legend-expansion="custom" chartooo:width="3.123cm" chartooo:height="1.101cm" style:legend-expansion-aspect-ratio="2.83651226158038" chart:style-name="ch2"/>
        <chart:plot-area chart:style-name="ch3" table:cell-range-address="Sheet1.B3:Sheet1.C52 Sheet1.C2:Sheet1.C2 Sheet1.H2:Sheet1.H2 Sheet1.H52:Sheet1.H52" chart:data-source-has-labels="row" svg:x="2.848cm" svg:y="0.5cm" svg:width="19.276cm" svg:height="15.222cm">
          <chartooo:coordinate-region svg:x="3.76cm" svg:y="0.699cm" svg:width="18.084cm" svg:height="14.3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2" chart:label-cell-address="Sheet1.C2:Sheet1.C2" chart:class="chart:scatter">
            <chart:domain table:cell-range-address="Sheet1.B3:Sheet1.B52"/>
            <chart:data-point chart:repeated="50"/>
          </chart:series>
          <chart:series chart:style-name="ch8" chart:values-cell-range-address="Sheet1.H52:Sheet1.H52" chart:label-cell-address="Sheet1.H2:Sheet1.H2" chart:class="chart:scatter">
            <chart:domain table:cell-range-address="Sheet1.F3:Sheet1.F52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</text:p>
                <draw:g>
                  <svg:desc>Sheet1.C2:Sheet1.C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ILONGA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52</svg:desc>
                </draw:g>
              </table:table-cell>
              <table:table-cell office:value-type="float" office:value="0.001896741">
                <text:p>0.001896741</text:p>
                <draw:g>
                  <svg:desc>Sheet1.C3:Sheet1.C52</svg:desc>
                </draw:g>
              </table:table-cell>
              <table:table-cell office:value-type="float" office:value="2">
                <text:p>2</text:p>
                <draw:g>
                  <svg:desc>Sheet1.F3:Sheet1.F52</svg:desc>
                </draw:g>
              </table:table-cell>
              <table:table-cell office:value-type="float" office:value="0.00098663588949678">
                <text:p>0.00098663588949678</text:p>
                <draw:g>
                  <svg:desc>Sheet1.H52:Sheet1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1113007">
                <text:p>0.0111300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0.01287757">
                <text:p>0.012877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0.01621955">
                <text:p>0.0162195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.01780135">
                <text:p>0.0178013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.01931561">
                <text:p>0.019315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2075659">
                <text:p>0.0207565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0.02339713">
                <text:p>0.02339713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0.02458669">
                <text:p>0.0245866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0.02568298">
                <text:p>0.0256829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0.02668184">
                <text:p>0.0266818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.02837251">
                <text:p>0.0283725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0.02905792">
                <text:p>0.0290579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0.02963311">
                <text:p>0.02963311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0.0300959">
                <text:p>0.030095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4">
                <text:p>94</text:p>
              </table:table-cell>
              <table:table-cell office:value-type="float" office:value="0.03067769">
                <text:p>0.03067769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">
                <text:p>98</text:p>
              </table:table-cell>
              <table:table-cell office:value-type="float" office:value="0.03079449">
                <text:p>0.0307944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03079449">
                <text:p>0.03079449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0.03067769">
                <text:p>0.03067769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">
                <text:p>110</text:p>
              </table:table-cell>
              <table:table-cell office:value-type="float" office:value="0.03044453">
                <text:p>0.03044453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0.0300959">
                <text:p>0.0300959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0.02963311">
                <text:p>0.02963311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">
                <text:p>122</text:p>
              </table:table-cell>
              <table:table-cell office:value-type="float" office:value="0.02905792">
                <text:p>0.0290579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0.02837251">
                <text:p>0.02837251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">
                <text:p>130</text:p>
              </table:table-cell>
              <table:table-cell office:value-type="float" office:value="0.02757948">
                <text:p>0.02757948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  <table:table-cell office:value-type="float" office:value="0.02668184">
                <text:p>0.0266818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">
                <text:p>138</text:p>
              </table:table-cell>
              <table:table-cell office:value-type="float" office:value="0.02568298">
                <text:p>0.0256829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">
                <text:p>142</text:p>
              </table:table-cell>
              <table:table-cell office:value-type="float" office:value="0.02458669">
                <text:p>0.0245866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">
                <text:p>146</text:p>
              </table:table-cell>
              <table:table-cell office:value-type="float" office:value="0.02339713">
                <text:p>0.02339713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">
                <text:p>150</text:p>
              </table:table-cell>
              <table:table-cell office:value-type="float" office:value="0.02211881">
                <text:p>0.0221188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">
                <text:p>154</text:p>
              </table:table-cell>
              <table:table-cell office:value-type="float" office:value="0.02075659">
                <text:p>0.02075659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0.01931561">
                <text:p>0.0193156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2">
                <text:p>162</text:p>
              </table:table-cell>
              <table:table-cell office:value-type="float" office:value="0.01780135">
                <text:p>0.01780135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0.01621955">
                <text:p>0.01621955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0.01457621">
                <text:p>0.0145762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4">
                <text:p>174</text:p>
              </table:table-cell>
              <table:table-cell office:value-type="float" office:value="0.01287757">
                <text:p>0.0128775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  <table:table-cell office:value-type="float" office:value="0.01113007">
                <text:p>0.0111300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0.009340331">
                <text:p>0.00934033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6">
                <text:p>186</text:p>
              </table:table-cell>
              <table:table-cell office:value-type="float" office:value="0.007515153">
                <text:p>0.00751515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0.00566146">
                <text:p>0.0056614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">
                <text:p>194</text:p>
              </table:table-cell>
              <table:table-cell office:value-type="float" office:value="0.003786284">
                <text:p>0.00378628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0.001896741">
                <text:p>0.001896741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